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Standard">
      <style:table-properties style:width="16.51cm" fo:margin-left="0.018cm" fo:margin-top="0cm" fo:margin-bottom="0cm" style:page-number="auto" table:align="left" style:writing-mode="lr-tb"/>
    </style:style>
    <style:style style:name="Таблица1.A" style:family="table-column">
      <style:table-column-properties style:column-width="16.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ce5cd" fo:padding="0.176cm" fo:border="1pt solid #000000">
        <style:background-image/>
      </style:table-cell-properties>
    </style:style>
    <style:style style:name="Таблица2" style:family="table">
      <style:table-properties style:width="16.51cm" fo:margin-left="0.018cm" fo:margin-top="0cm" fo:margin-bottom="0cm" table:align="left" style:writing-mode="lr-tb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ce5cd" fo:padding="0.176cm" fo:border="1pt solid #000000">
        <style:background-image/>
      </style:table-cell-properties>
    </style:style>
    <style:style style:name="Таблица2.A2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3" style:family="table">
      <style:table-properties style:width="16.51cm" fo:margin-left="0.018cm" fo:margin-top="0cm" fo:margin-bottom="0cm" table:align="left" style:writing-mode="lr-tb"/>
    </style:style>
    <style:style style:name="Таблица3.A" style:family="table-column">
      <style:table-column-properties style:column-width="16.5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ce5cd" fo:padding="0.176cm" fo:border="1pt solid #000000">
        <style:background-image/>
      </style:table-cell-properties>
    </style:style>
    <style:style style:name="Таблица3.A2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4" style:family="table">
      <style:table-properties style:width="16.51cm" fo:margin-left="0.018cm" fo:margin-top="0cm" fo:margin-bottom="0cm" table:align="left" style:writing-mode="lr-tb"/>
    </style:style>
    <style:style style:name="Таблица4.A" style:family="table-column">
      <style:table-column-properties style:column-width="16.5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ce5cd" fo:padding="0.176cm" fo:border="1pt solid #000000">
        <style:background-image/>
      </style:table-cell-properties>
    </style:style>
    <style:style style:name="Таблица4.A2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5" style:family="table">
      <style:table-properties style:width="16.51cm" fo:margin-left="0.018cm" fo:margin-top="0cm" fo:margin-bottom="0cm" table:align="left" style:writing-mode="lr-tb"/>
    </style:style>
    <style:style style:name="Таблица5.A" style:family="table-column">
      <style:table-column-properties style:column-width="16.5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ce5cd" fo:padding="0.176cm" fo:border="1pt solid #000000">
        <style:background-image/>
      </style:table-cell-properties>
    </style:style>
    <style:style style:name="Таблица5.A2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6" style:family="table">
      <style:table-properties style:width="16.51cm" fo:margin-left="0.018cm" fo:margin-top="0cm" fo:margin-bottom="0cm" table:align="left" style:writing-mode="lr-tb"/>
    </style:style>
    <style:style style:name="Таблица6.A" style:family="table-column">
      <style:table-column-properties style:column-width="16.5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ce5cd" fo:padding="0.176cm" fo:border="1pt solid #000000">
        <style:background-image/>
      </style:table-cell-properties>
    </style:style>
    <style:style style:name="Таблица6.A2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weight="bold" style:font-weight-asian="bold"/>
    </style:style>
    <style:style style:name="P2" style:family="paragraph" style:parent-style-name="Standard">
      <style:paragraph-properties fo:orphans="0" fo:widows="0"/>
      <style:text-properties fo:font-weight="bold" officeooo:rsid="0000aa2c" officeooo:paragraph-rsid="0000aa2c" style:font-weight-asian="bold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margin-top="0cm" fo:margin-bottom="0cm" style:contextual-spacing="false" fo:line-height="100%" fo:orphans="0" fo:widows="0" fo:padding="0cm" fo:border="none" style:shadow="none"/>
    </style:style>
    <style:style style:name="P5" style:family="paragraph" style:parent-style-name="Standard">
      <style:paragraph-properties fo:margin-top="0cm" fo:margin-bottom="0cm" style:contextual-spacing="false" fo:line-height="100%" fo:orphans="0" fo:widows="0" fo:padding="0cm" fo:border="none" style:shadow="none"/>
      <style:text-properties officeooo:paragraph-rsid="0004b5fe"/>
    </style:style>
    <style:style style:name="P6" style:family="paragraph" style:parent-style-name="Standard">
      <style:paragraph-properties fo:margin-top="0cm" fo:margin-bottom="0cm" style:contextual-spacing="false" fo:line-height="100%" fo:orphans="0" fo:widows="0" fo:padding="0cm" fo:border="none" style:shadow="none"/>
      <style:text-properties officeooo:paragraph-rsid="0006a1c3"/>
    </style:style>
    <style:style style:name="P7" style:family="paragraph" style:parent-style-name="Standard">
      <style:paragraph-properties fo:margin-top="0cm" fo:margin-bottom="0cm" style:contextual-spacing="false" fo:line-height="100%" fo:orphans="0" fo:widows="0" fo:padding="0cm" fo:border="none" style:shadow="none"/>
      <style:text-properties officeooo:paragraph-rsid="000b8e64"/>
    </style:style>
    <style:style style:name="P8" style:family="paragraph" style:parent-style-name="Standard">
      <style:paragraph-properties fo:margin-top="0cm" fo:margin-bottom="0cm" style:contextual-spacing="false" fo:line-height="100%" fo:orphans="0" fo:widows="0" fo:padding="0cm" fo:border="none" style:shadow="none"/>
      <style:text-properties fo:language="bg" fo:country="BG" officeooo:rsid="00083ef3" officeooo:paragraph-rsid="00083ef3"/>
    </style:style>
    <style:style style:name="P9" style:family="paragraph" style:parent-style-name="Standard">
      <style:paragraph-properties fo:margin-top="0cm" fo:margin-bottom="0cm" style:contextual-spacing="false" fo:line-height="100%" fo:orphans="0" fo:widows="0" fo:padding="0cm" fo:border="none" style:shadow="none"/>
      <style:text-properties fo:language="bg" fo:country="BG" officeooo:rsid="000e9f58" officeooo:paragraph-rsid="000e9f5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00c686"/>
    </style:style>
    <style:style style:name="T4" style:family="text">
      <style:text-properties fo:language="en" fo:country="US" officeooo:rsid="000459ab"/>
    </style:style>
    <style:style style:name="T5" style:family="text">
      <style:text-properties fo:language="en" fo:country="US" officeooo:rsid="0004b5fe"/>
    </style:style>
    <style:style style:name="T6" style:family="text">
      <style:text-properties fo:font-weight="bold" style:font-weight-asian="bold"/>
    </style:style>
    <style:style style:name="T7" style:family="text">
      <style:text-properties fo:language="bg" fo:country="BG"/>
    </style:style>
    <style:style style:name="T8" style:family="text">
      <style:text-properties fo:language="bg" fo:country="BG" officeooo:rsid="0000aa2c"/>
    </style:style>
    <style:style style:name="T9" style:family="text">
      <style:text-properties fo:language="bg" fo:country="BG" fo:font-weight="bold" officeooo:rsid="0000aa2c" style:font-weight-asian="bold"/>
    </style:style>
    <style:style style:name="T10" style:family="text">
      <style:text-properties fo:language="bg" fo:country="BG" officeooo:rsid="0000c686"/>
    </style:style>
    <style:style style:name="T11" style:family="text">
      <style:text-properties fo:language="bg" fo:country="BG" officeooo:rsid="000207f9"/>
    </style:style>
    <style:style style:name="T12" style:family="text">
      <style:text-properties fo:language="bg" fo:country="BG" officeooo:rsid="00032e90"/>
    </style:style>
    <style:style style:name="T13" style:family="text">
      <style:text-properties fo:language="bg" fo:country="BG" officeooo:rsid="000459ab"/>
    </style:style>
    <style:style style:name="T14" style:family="text">
      <style:text-properties fo:language="bg" fo:country="BG" officeooo:rsid="0005f51c"/>
    </style:style>
    <style:style style:name="T15" style:family="text">
      <style:text-properties fo:language="bg" fo:country="BG" officeooo:rsid="0006a1c3"/>
    </style:style>
    <style:style style:name="T16" style:family="text">
      <style:text-properties fo:language="bg" fo:country="BG" officeooo:rsid="00083ef3"/>
    </style:style>
    <style:style style:name="T17" style:family="text">
      <style:text-properties fo:language="bg" fo:country="BG" officeooo:rsid="000e9f58"/>
    </style:style>
    <style:style style:name="T18" style:family="text">
      <style:text-properties fo:language="bg" fo:country="BG" officeooo:rsid="00110a4a"/>
    </style:style>
    <style:style style:name="T19" style:family="text">
      <style:text-properties style:font-name="Calibri" fo:language="bg" fo:country="BG" fo:font-weight="bold" officeooo:rsid="0000aa2c" style:font-name-asian="Calibri1" style:font-weight-asian="bold" style:font-name-complex="Calibri1"/>
    </style:style>
    <style:style style:name="T20" style:family="text">
      <style:text-properties style:font-name="Calibri" fo:language="bg" fo:country="BG" officeooo:rsid="000207f9" style:font-name-asian="Calibri1" style:font-name-complex="Calibri1"/>
    </style:style>
    <style:style style:name="T21" style:family="text">
      <style:text-properties style:font-name="Calibri" fo:language="bg" fo:country="BG" officeooo:rsid="0004b5fe" style:font-name-asian="Calibri1" style:font-name-complex="Calibri1"/>
    </style:style>
    <style:style style:name="T22" style:family="text">
      <style:text-properties style:font-name="Calibri" fo:language="bg" fo:country="BG" officeooo:rsid="0005f51c" style:font-name-asian="Calibri1" style:font-name-complex="Calibri1"/>
    </style:style>
    <style:style style:name="T23" style:family="text">
      <style:text-properties style:font-name="Calibri" fo:language="bg" fo:country="BG" officeooo:rsid="0006a1c3" style:font-name-asian="Calibri1" style:font-name-complex="Calibri1"/>
    </style:style>
    <style:style style:name="T24" style:family="text">
      <style:text-properties style:font-name="Calibri" fo:language="bg" fo:country="BG" officeooo:rsid="00083ef3" style:font-name-asian="Calibri1" style:font-name-complex="Calibri1"/>
    </style:style>
    <style:style style:name="T25" style:family="text">
      <style:text-properties style:font-name="Calibri" fo:language="bg" fo:country="BG" officeooo:rsid="000b8e64" style:font-name-asian="Calibri1" style:font-name-complex="Calibri1"/>
    </style:style>
    <style:style style:name="T26" style:family="text">
      <style:text-properties style:font-name="Calibri" fo:language="bg" fo:country="BG" officeooo:rsid="00110a4a" style:font-name-asian="Calibri1" style:font-name-complex="Calibri1"/>
    </style:style>
    <style:style style:name="T27" style:family="text">
      <style:text-properties style:font-name="Calibri" fo:language="bg" fo:country="BG" officeooo:rsid="0011ca31" style:font-name-asian="Calibri1" style:font-name-complex="Calibri1"/>
    </style:style>
    <style:style style:name="T28" style:family="text">
      <style:text-properties officeooo:rsid="0009f3c6"/>
    </style:style>
    <style:style style:name="T29" style:family="text">
      <style:text-properties officeooo:rsid="000b8e64"/>
    </style:style>
    <style:style style:name="T30" style:family="text">
      <style:text-properties officeooo:rsid="000ff506"/>
    </style:style>
    <style:style style:name="T31" style:family="text">
      <style:text-properties officeooo:rsid="00110a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T1">{</text:span>Име на идеята<text:span text:style-name="T1">} </text:span></text:p>
            <text:p text:style-name="P2"><text:span text:style-name="T8">Г</text:span><text:span text:style-name="T7">розни инфлуенсъри</text:span></text:p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"><text:span text:style-name="T1">{ </text:span>Въпрос<text:span text:style-name="T1"> 1? } </text:span><text:span text:style-name="T8">Къде бихте разпространили идеята си?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1">{ </text:span>Анализ<text:span text:style-name="T1"> <text:s/>/ </text:span>Предложени <text:span text:style-name="T1">/ </text:span>Съмнение <text:span text:style-name="T1">} </text:span></text:p>
            <text:p text:style-name="P5"><text:span text:style-name="T10">Предлагам за онлайн съдържание платформата </text:span><text:span text:style-name="T3">Instagram </text:span><text:span text:style-name="T10">понеже </text:span><text:span text:style-name="T20">е от</text:span><text:span text:style-name="T10"> най-използваните сред инфлуенсърите и предлага </text:span><text:span text:style-name="T11">разнообразие в споделянето на информация. Чрез </text:span><text:span text:style-name="T12">различния </text:span><text:span text:style-name="T13">подход (пост/история/клип),</text:span><text:span text:style-name="T11"> по-</text:span><text:span text:style-name="T20">ефикасно</text:span><text:span text:style-name="T11"> ще достигне до повече промити мозъци. </text:span><text:span text:style-name="T21">А ако желаете нещо по-</text:span><text:span text:style-name="T22">лесно, може да пробвате</text:span><text:span text:style-name="T13"> новото приложение </text:span><text:span text:style-name="T4">Threads</text:span><text:span text:style-name="T5">, </text:span><text:span text:style-name="T22">тъй като</text:span><text:span text:style-name="T14"> </text:span><text:span text:style-name="T22">е</text:span><text:span text:style-name="T14"> популярно и модерно.</text:span>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"><text:span text:style-name="T2">{ </text:span><text:span text:style-name="T6">Въпрос</text:span><text:span text:style-name="T2"> 2? } </text:span><text:span text:style-name="T9">Как ще ги </text:span><text:span text:style-name="T19">убедите</text:span><text:span text:style-name="T9"> да ви последват?</text:span></text:p>
          </table:table-cell>
        </table:table-row>
        <table:table-row table:style-name="Таблица3.1">
          <table:table-cell table:style-name="Таблица3.A2" office:value-type="string">
            <text:p text:style-name="P4"><text:span text:style-name="T1">{ </text:span>Анализ<text:span text:style-name="T1"> <text:s/>/ </text:span>Предложени <text:span text:style-name="T1">/ </text:span>Съмнение <text:span text:style-name="T1">} </text:span></text:p>
            <text:p text:style-name="P6"><text:span text:style-name="T15">За</text:span><text:span text:style-name="T23"> да бъдете</text:span><text:span text:style-name="T15"> инфлуенсър трябва да </text:span><text:span text:style-name="T23">имате много</text:span><text:span text:style-name="T15"> последователи. </text:span><text:span text:style-name="T16">Най-лесно ще пробиете като си ги купите. Ще убедите </text:span><text:span text:style-name="T24">наивниците</text:span><text:span text:style-name="T16"> във фалшивата си известност и ще ви се доверят безсъмнено, следвайки думите ви.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P1"><text:span text:style-name="T1">{ </text:span>Въпрос<text:span text:style-name="T1"> 3? } </text:span><text:span text:style-name="T8">Коя ще бъде армията?</text:span></text:p>
          </table:table-cell>
        </table:table-row>
        <table:table-row table:style-name="Таблица4.1">
          <table:table-cell table:style-name="Таблица4.A2" office:value-type="string">
            <text:p text:style-name="P4"><text:span text:style-name="T1">{ </text:span>Анализ<text:span text:style-name="T1"> <text:s/>/ </text:span>Предложени <text:span text:style-name="T1">/ </text:span>Съмнение <text:span text:style-name="T1">}</text:span></text:p>
            <text:p text:style-name="P8">След като сте спечелили тълпата със сладки приказки и бунт, <text:span text:style-name="T28">със сигурност ще вземете превес над човечеството. Но дали </text:span><text:span text:style-name="T29">по този начин ще продължи да ви следва сляпо? </text:span><text:span text:style-name="T28"><text:s/>Може да смените страните и да ги обърнете едни срещу други, и да се унищожат взаимно.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1"><text:span text:style-name="T1">{ </text:span>Въпрос<text:span text:style-name="T1"> 4? } </text:span><text:span text:style-name="T8">Ако никой не се смята за грозен?</text:span></text:p>
          </table:table-cell>
        </table:table-row>
        <table:table-row table:style-name="Таблица5.1">
          <table:table-cell table:style-name="Таблица5.A2" office:value-type="string">
            <text:p text:style-name="P7"><text:span text:style-name="T1">{ </text:span>Анализ<text:span text:style-name="T1"> <text:s/>/ </text:span>Предложени <text:span text:style-name="T1">/ </text:span>Съмнение <text:span text:style-name="T1">}</text:span><text:span text:style-name="T7"> </text:span></text:p>
            <text:p text:style-name="P7"><text:span text:style-name="T25">От друга страна, ако</text:span><text:span text:style-name="T14"> никой не хареса идеята и не я последва, защото не се приема за грозен, </text:span><text:span text:style-name="T17">тогава всички са красиви или всички са грозни? Може би трябва да се уточнят концепцията и ценностите, </text:span><text:span text:style-name="T18">защото няма еднакво красиви, както грозни, и да бъде използвано като </text:span><text:span text:style-name="T26">алтернативна </text:span><text:span text:style-name="T27">офанзива.</text:span>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ext:soft-page-break/>
        <table:table-row table:style-name="Таблица6.1">
          <table:table-cell table:style-name="Таблица6.A1" office:value-type="string">
            <text:p text:style-name="P1"><text:span text:style-name="T1">{ </text:span>Въпрос<text:span text:style-name="T1"> 5? } </text:span><text:span text:style-name="T14">Ако никой няма „вътрешна красота“? </text:span></text:p>
          </table:table-cell>
        </table:table-row>
        <table:table-row table:style-name="Таблица6.1">
          <table:table-cell table:style-name="Таблица6.A2" office:value-type="string">
            <text:p text:style-name="P4"><text:span text:style-name="T1">{ </text:span>Анализ<text:span text:style-name="T1"> <text:s/>/ </text:span>Предложени <text:span text:style-name="T1">/ </text:span>Съмнение <text:span text:style-name="T1">}</text:span></text:p>
            <text:p text:style-name="P9">Също така как можем да определим някого дали е красив или грозен? Има различни ценности все още, защото не всички използват социални мрежи. <text:span text:style-name="T30">За завладяването на света ще бъде необходимо достатъчно оборудване с модерни технологии. </text:span><text:s/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language="bg" fo:country="BG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hail Petrov</meta:initial-creator>
    <meta:editing-cycles>3</meta:editing-cycles>
    <meta:creation-date>2020-10-21T11:40:00</meta:creation-date>
    <dc:date>2023-12-27T00:16:56.318000000</dc:date>
    <meta:editing-duration>PT16M44S</meta:editing-duration>
    <meta:generator>LibreOffice/7.0.3.1$Windows_X86_64 LibreOffice_project/d7547858d014d4cf69878db179d326fc3483e082</meta:generator>
    <meta:document-statistic meta:table-count="6" meta:image-count="0" meta:object-count="0" meta:page-count="2" meta:paragraph-count="17" meta:word-count="294" meta:character-count="1758" meta:non-whitespace-character-count="14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